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181in"/>
    </style:style>
    <style:style style:name="co2" style:family="table-column">
      <style:table-column-properties fo:break-before="auto" style:column-width="1.4472in"/>
    </style:style>
    <style:style style:name="co3" style:family="table-column">
      <style:table-column-properties fo:break-before="auto" style:column-width="1.32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1" office:value-type="string" calcext:value-type="string">
            <text:p>Erster Tag</text:p>
          </table:table-cell>
          <table:table-cell table:style-name="ce1" office:value-type="string" calcext:value-type="string">
            <text:p>Überhangtage</text:p>
          </table:table-cell>
          <table:table-cell table:style-name="ce1" office:value-type="string" calcext:value-type="string">
            <text:p>Rasttag</text:p>
          </table:table-cell>
          <table:table-cell table:style-name="ce3"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o, 5. Januar 20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Do, 4. Januar 20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o, 5. Januar 20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So, </text:span>4. Januar 202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, 4. Januar 20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nntag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<text:span text:style-name="T1">Do, </text:span>6. Januar 20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i, 3. Januar 20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r, 4. Januar 20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nerstag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<text:span text:style-name="T1">So, </text:span>5. Januar 20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<text:span text:style-name="T1">So, </text:span>4. Januar 20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Mi, </text:span>5. Januar 20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<text:span text:style-name="T1">Do, </text:span>5. Januar 20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<text:span text:style-name="T1">Do, </text:span>4. Januar 20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So, </text:span>6. Januar 203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<text:span text:style-name="T1">So, </text:span>4. Januar 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<text:span text:style-name="T1">Mo, </text:span>4. Januar 20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nntag</text:p>
          </table:table-cell>
          <table:table-cell table:number-columns-repeated="102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<text:span text:style-name="T1">Do, </text:span>6. Januar 20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<text:span text:style-name="T1">Mi, </text:span>4. Januar 204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Fr, </text:span>4. Januar 20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onnerstag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o, </text:span>5. Januar 20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a, 3. Januar 204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Freitag</text:p>
          </table:table-cell>
          <table:table-cell table:number-columns-repeated="1020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Mi, </text:span>6. Januar 20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Mi, </text:span>4. Januar 20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Do, </text:span>4. Januar 20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ttwoch</text:p>
          </table:table-cell>
          <table:table-cell table:number-columns-repeated="1020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So, </text:span>6. Januar 204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amstag</text:p>
          </table:table-cell>
          <table:table-cell table:number-columns-repeated="1020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Sa, </text:span>4. Januar 20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reitag</text:p>
          </table:table-cell>
          <table:table-cell table:number-columns-repeated="1020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Mo, </text:span>4. Januar 204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nntag</text:p>
          </table:table-cell>
          <table:table-cell table:number-columns-repeated="1020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Mi, </text:span>5. Januar 20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Mi, </text:span>4. Januar 20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enstag</text:p>
          </table:table-cell>
          <table:table-cell table:number-columns-repeated="1020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a, </text:span>6. Januar 205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eitag</text:p>
          </table:table-cell>
          <table:table-cell table:number-columns-repeated="1020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<text:span text:style-name="T1">Sa, </text:span>4. Januar 2053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Freitag</text:p>
          </table:table-cell>
          <table:table-cell table:number-columns-repeated="1020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1:11:42.291770358</meta:creation-date>
    <dc:date>2024-03-26T22:17:05.055625169</dc:date>
    <meta:editing-duration>PT11M56S</meta:editing-duration>
    <meta:editing-cycles>2</meta:editing-cycles>
    <meta:generator>LibreOffice/7.3.7.2$Linux_X86_64 LibreOffice_project/30$Build-2</meta:generator>
    <meta:document-statistic meta:table-count="1" meta:cell-count="128" meta:object-count="0"/>
  </office:meta>
</office:document-meta>
</file>